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Title">
      <style:text-properties style:font-name="Adwaita Mono" style:text-underline-style="solid" style:text-underline-width="auto" style:text-underline-color="font-color" officeooo:rsid="000e3d15" officeooo:paragraph-rsid="000e3d15"/>
    </style:style>
    <style:style style:name="P2" style:family="paragraph" style:parent-style-name="Text_20_body">
      <style:text-properties style:font-name="Adwaita Mono" style:text-underline-style="none" officeooo:rsid="000e3d15" officeooo:paragraph-rsid="000e3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s" fo:country="E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s" fo:country="E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8:21:52.464962339</meta:creation-date>
    <dc:date>2025-11-27T18:23:38.583292217</dc:date>
    <meta:editing-duration>PT1M4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5.8.3.2$Linux_X86_64 LibreOffice_project/580$Build-2</meta:generator>
  </office:meta>
</office:document-meta>
</file>